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text-properties style:font-name="Georgia" fo:font-size="10.5pt" style:font-size-asian="10.5pt" style:font-size-complex="10.5pt"/>
    </style:style>
    <style:style style:name="P4" style:family="paragraph" style:parent-style-name="Title" style:master-page-name="Standard">
      <style:paragraph-properties style:page-number="auto"/>
      <style:text-properties style:font-name="Georgia" fo:font-size="14pt" style:font-size-asian="14pt" style:font-size-complex="14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tyle="italic" style:text-underline-style="solid" style:text-underline-width="auto" style:text-underline-color="font-color"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ing Greater Works Than Christ</text:p>
      <text:p text:style-name="P2"/>
      <text:p text:style-name="P1"><text:span text:style-name="T1">Read:</text:span> John 14:12-20</text:p>
      <text:p text:style-name="P1"><text:s/></text:p>
      <text:p text:style-name="P1"><text:span text:style-name="T1">Text:</text:span> John 14:12 "Verily, verily, I say unto you, He that believeth on me, the works that I do shall he do also; and greater works than these shall he do; because I go unto my Father."</text:p>
      <text:p text:style-name="P1"/>
      <text:p text:style-name="P1"><text:span text:style-name="T1">Introduction:</text:span> There are two promises in our text verse. #1 is that we, who believe, will be able to replicate the works of Jesus. #2 is that we, who believe, will be able to do greater works than Jesus did. I want you to note that the scripture does not say that we will do greater works than Jesus was capable of but simply that our works will be greater than those that He did. He follows these two promises with a reason that this will happen. The reason: “…because I go unto my Father.” There is the implication here that Jesus will be directing and guiding as well as empowering our actions from His position at the Fathers throne.</text:p>
      <text:p text:style-name="P1"><text:s text:c="2"/>I must confess that in the past I was under the impression that this verse meant that we should be laying hands on more people than Jesus and that they would (or should) be getting healing and/or be raised from the dead. Now be certain that none of this was occurring in my life or ministry but I believed that it should have been.</text:p>
      <text:p text:style-name="P1"><text:s text:c="2"/>I also thought of Elisha who asked for a double portion of Elijah's spirit and ended up preforming twice the miracles of Elijah.</text:p>
      <text:p text:style-name="P1"/>
      <text:p text:style-name="P1"><text:span text:style-name="T1">I. Definition of “Greater Works Than These.”</text:span> Perhaps we have limited our understanding of this verse by assuming that “greater” meant: “a lot more of the same.” We thought that it meant that the church of today would have a larger number of miracles of healing or perhaps we thought that it meant that people would be healed of far more severe things. I believe that we need to look at this verse from a different angle. Jesus and the early disciples were involved in the initial introduction of Christ to the world. Much of what they accomplished, was to focus the world (of their day) on exactly who Christ was. They also were compiling what was to become our New Testament. Perhaps “greater” refers to a different greater focus. When a person is healed it is, at best, temporary. A healed person will get sick and die someday. Even to be raised from the dead is temporary. All will die someday. I believe that the: “greater works” spoken of here is referring to the fact that the focus of the Body of Christ will be to lead people to salvation. Miracles will still occur as promised in scripture but the focus will be to use the Word of God to lead men and women to a personal savior. To lead a lost soul to Christ is a far greater work than to raise a man from the dead. How can we see these: “greater works” happen?</text:p>
      <text:p text:style-name="P1"><text:span text:style-name="T1">II. We are representatives of God!</text:span> In verse 13 we read: “And what-soever ye shall ask in my name, that will I do…” This is not a promise to those who close out their prayer with: “in Jesus name, Amen.” This is a promise to those who have spent enough time with The Father to have an understanding of His will. It is like being the representative of another who has an account at a major store. You are authorized to charge items to the account of your boss. If you charge things, for your own personal gain, without the bosses’ approval, you are fired. The man or woman who follows Christ is authorized to ask for things that their heavenly boss has given approval for.</text:p>
      <text:p text:style-name="P1"/>
      <text:p text:style-name="P1"><text:span text:style-name="T1">III. God sends a personal trainer for us!</text:span> In the 16<text:span text:style-name="T2">th</text:span> and 17<text:span text:style-name="T2">th</text:span> verses we read that Jesus will send the Holy Spirit to dwell with us. We have a far greater ability to do the works of God because we have the Holy Spirit living with us and we have a couple of thousand years of those who have gone on before us to demonstrate how we can live, work and do greater works than ever before. We have the written Word of God. We have Biblical examples as well as Biblical teachings at our fingertips. We have the example of countless missionaries, evangelists and pastors. We have thousands of books, video’s, and other media to teach and train us for greater service.</text:p>
      <text:p text:style-name="P1"/>
      <text:p text:style-name="P1"><text:span text:style-name="T1">IV. <text:s/>Jesus will dwell in us!</text:span> In the final three verses that we read we discover that Jesus Himself will reside in us. When Jesus spoke this promise He was still here with the disciples and had suspended his divine nature; which meant that He was not omnipresent. After He ascended to the Father He, once again, is <text:s/>omnipresent. We can do His work and greater works because He dwells in us and works through us.</text:p>
      <text:p text:style-name="P1"><text:s text:c="2"/>Paul writes in Galatians 2:20 "I am crucified with Christ: nevertheless I live; <text:span text:style-name="T3">yet not I, but Christ</text:span> liveth in me: and the life which I now live in the flesh I live by the faith of the Son of God, who loved me, and gave himself for me." </text:p>
      <text:p text:style-name="P1"/>
      <text:p text:style-name="P1"><text:span text:style-name="T1">Conclude:</text:span> Doing greater works will put no feather in my cap (or your cap) at all. There is no selfish ambition in the heart of one who lives like this. When we live so that this verse defines our life our name will not appear on the marquee. The side of our bus will be emblazoned with words that lift up the savior and not our own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oing Greater Works</dc:title>
    <meta:initial-creator>Joel Tice</meta:initial-creator>
    <meta:creation-date>2008-05-17T22:54:00</meta:creation-date>
    <dc:creator>j </dc:creator>
    <dc:date>2020-06-13T20:27:00.60</dc:date>
    <meta:editing-cycles>12</meta:editing-cycles>
    <meta:editing-duration>P3DT5H24M49S</meta:editing-duration>
    <meta:generator>OpenOffice/4.1.3$Win32 OpenOffice.org_project/413m1$Build-9783</meta:generator>
    <meta:printed-by>j </meta:printed-by>
    <meta:print-date>2020-06-13T20:26:56.81</meta:print-date>
    <meta:document-statistic meta:table-count="0" meta:image-count="0" meta:object-count="0" meta:page-count="1" meta:paragraph-count="13" meta:word-count="942" meta:character-count="4969"/>
  </office:meta>
</office:document-meta>
</file>